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16B850E4525BCC46BF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215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38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153cm"/>
      <style:paragraph-properties style:writing-mode="lr-tb"/>
    </style:style>
    <style:style style:name="gr16" style:family="graphic" style:parent-style-name="standard">
      <style:graphic-properties draw:stroke="none" draw:fill="none" fo:min-height="0.154cm"/>
      <style:paragraph-properties style:writing-mode="lr-tb"/>
    </style:style>
    <style:style style:name="gr17" style:family="graphic" style:parent-style-name="standard">
      <style:graphic-properties draw:stroke="none" draw:fill="none" fo:min-height="0.319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12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/>
      <style:text-properties fo:font-size="10pt" style:font-size-asian="16pt" style:font-size-complex="16pt"/>
    </style:style>
    <style:style style:name="P10" style:family="paragraph">
      <loext:graphic-properties draw:fill="none"/>
      <style:text-properties fo:font-size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8pt" fo:font-style="italic" style:font-size-asian="12pt" style:font-size-complex="12pt"/>
    </style:style>
    <style:style style:name="P14" style:family="paragraph">
      <loext:graphic-properties draw:fill="none"/>
      <style:text-properties fo:font-size="8pt" fo:font-style="italic" style:font-size-asian="12pt" style:font-size-complex="12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none"/>
    </style:style>
    <style:style style:name="P20" style:family="paragraph">
      <style:text-properties fo:font-size="8pt"/>
    </style:style>
    <style:style style:name="P21" style:family="paragraph">
      <loext:graphic-properties draw:fill="none"/>
      <style:text-properties fo:font-size="8pt"/>
    </style:style>
    <style:style style:name="P22" style:family="paragraph">
      <style:paragraph-properties fo:margin-top="0cm" fo:margin-bottom="0.152cm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16pt" style:font-size-complex="16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size-asian="10pt" style:font-size-complex="10pt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21.613cm" svg:height="6.887cm" svg:x="0.969cm" svg:y="17.192cm">
          <draw:text-box>
            <text:p text:style-name="P1"/>
            <text:p text:style-name="P1">Intake Form</text:p>
            <text:p text:style-name="P1">Scan Card #</text:p>
            <text:p text:style-name="P1"/>
            <text:p text:style-name="P1">112</text:p>
            <text:p text:style-name="P1">9 Goodwill</text:p>
            <text:p text:style-name="P1">SAN FRANCISCO BAY</text:p>
            <text:p text:style-name="P1"/>
            <text:p text:style-name="P1"/>
            <text:p text:style-name="P1">JK</text:p>
            <text:p text:style-name="P1"/>
            <text:p text:style-name="P1">Name KELLY</text:p>
          </draw:text-box>
        </draw:frame>
        <draw:frame draw:style-name="gr2" draw:text-style-name="P3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5" draw:layer="layout" svg:width="4.11cm" svg:height="0.953cm" svg:x="0.8cm" svg:y="2.059cm">
          <draw:text-box>
            <text:p text:style-name="P4"><text:span text:style-name="T1">Intake </text:span><text:span text:style-name="T2">Form</text:span></text:p>
          </draw:text-box>
        </draw:frame>
        <draw:control draw:style-name="standard" draw:text-style-name="P6" draw:layer="controls" svg:width="6.323cm" svg:height="0.635cm" svg:x="7.09cm" svg:y="17.51cm" draw:control="control1"/>
        <draw:frame draw:style-name="gr4" draw:text-style-name="P8" draw:layer="layout" svg:width="3.478cm" svg:height="0.725cm" svg:x="0.8cm" svg:y="3.002cm">
          <draw:text-box>
            <text:p text:style-name="P7">Scan Card #:</text:p>
          </draw:text-box>
        </draw:frame>
        <draw:frame draw:style-name="gr5" draw:text-style-name="P9" draw:layer="layout" svg:width="3.794cm" svg:height="0.645cm" svg:x="5.178cm" svg:y="3.54cm">
          <draw:text-box>
            <text:p text:style-name="P7"><text:span text:style-name="T3">Entered</text:span><text:span text:style-name="T4"> In </text:span><text:span text:style-name="T4">WFC:</text:span></text:p>
          </draw:text-box>
        </draw:frame>
        <draw:frame draw:style-name="gr6" draw:text-style-name="P10" draw:layer="layout" svg:width="2.815cm" svg:height="0.963cm" svg:x="0.831cm" svg:y="3.529cm">
          <draw:text-box>
            <text:p text:style-name="P7">Entered in CT:</text:p>
          </draw:text-box>
        </draw:frame>
        <draw:control draw:style-name="gr7" draw:text-style-name="P11" draw:layer="controls" svg:width="1.265cm" svg:height="0.952cm" svg:x="14.045cm" svg:y="17.827cm" draw:control="control2"/>
        <draw:line draw:style-name="gr8" draw:text-style-name="P12" draw:layer="layout" svg:x1="3.439cm" svg:y1="4.041cm" svg:x2="4.928cm" svg:y2="4.041cm">
          <text:p/>
        </draw:line>
        <draw:line draw:style-name="gr9" draw:text-style-name="P12" draw:layer="layout" svg:x1="3.181cm" svg:y1="3.532cm" svg:x2="9.709cm" svg:y2="3.532cm">
          <text:p/>
        </draw:line>
        <draw:frame draw:style-name="gr10" draw:text-style-name="P14" draw:layer="layout" svg:width="20.143cm" svg:height="1.323cm" svg:x="0.859cm" svg:y="4.439cm">
          <draw:text-box>
            <text:p text:style-name="P13"><text:span text:style-name="T5">The information collected in this form will be kept confidential and will be used to help us provide services that best meet your employment-related needs Please note that all fields marked with on </text:span><text:span text:style-name="T5">asterisk (*) are required; all other information con be considered optional. We appreciate your efforts to fill out this form as completely as possible Thank you for your cooperation. </text:span></text:p>
          </draw:text-box>
        </draw:frame>
        <draw:line draw:style-name="gr8" draw:text-style-name="P12" draw:layer="controls" svg:x1="8.202cm" svg:y1="4.075cm" svg:x2="9.691cm" svg:y2="4.075cm">
          <text:p/>
        </draw:line>
        <draw:line draw:style-name="gr8" draw:text-style-name="P12" draw:layer="controls" svg:x1="1.098cm" svg:y1="6.397cm" svg:x2="2.587cm" svg:y2="6.397cm">
          <text:p/>
        </draw:line>
        <draw:frame draw:style-name="gr11" draw:text-style-name="P16" draw:layer="controls" svg:width="18.032cm" svg:height="1.039cm" svg:x="2.335cm" svg:y="5.932cm">
          <draw:text-box>
            <text:p text:style-name="P15"><text:span text:style-name="T6"><text:s/></text:span><text:span text:style-name="T6">Please </text:span><text:span text:style-name="T6">initial </text:span><text:span text:style-name="T6">here if </text:span><text:span text:style-name="T6">you </text:span><text:span text:style-name="T6">would </text:span><text:span text:style-name="T6">like us </text:span><text:span text:style-name="T6">to share </text:span><text:span text:style-name="T6">this form </text:span><text:span text:style-name="T6">with San </text:span><text:span text:style-name="T6">Francisc</text:span><text:span text:style-name="T6">o Human </text:span><text:span text:style-name="T6">Services </text:span><text:span text:style-name="T6">Agency </text:span><text:span text:style-name="T6">to </text:span><text:span text:style-name="T6">assess</text:span></text:p>
            <text:p text:style-name="P15"><text:span text:style-name="T6"/></text:p>
          </draw:text-box>
        </draw:frame>
        <draw:frame draw:style-name="gr12" draw:text-style-name="P10" draw:layer="controls" svg:width="16.021cm" svg:height="0.646cm" svg:x="0.862cm" svg:y="6.304cm">
          <draw:text-box>
            <text:p text:style-name="P7"><text:span text:style-name="T7">eligibility for </text:span><text:span text:style-name="T7">additional </text:span><text:span text:style-name="T7">benefits and </text:span><text:span text:style-name="T7">services </text:span><text:span text:style-name="T7">such as </text:span><text:span text:style-name="T7">cash aid, </text:span><text:span text:style-name="T7">CalFresh, </text:span><text:span text:style-name="T7">CalWORKs, </text:span><text:span text:style-name="T7">and Medi-</text:span><text:span text:style-name="T7">Cal.</text:span></text:p>
          </draw:text-box>
        </draw:frame>
        <draw:line draw:style-name="gr9" draw:text-style-name="P12" draw:layer="controls" svg:x1="1cm" svg:y1="7.432cm" svg:x2="20.59cm" svg:y2="7.432cm">
          <text:p/>
        </draw:line>
        <draw:frame draw:style-name="gr13" draw:text-style-name="P18" draw:layer="controls" svg:width="4.445cm" svg:height="0.725cm" svg:x="0.8cm" svg:y="7.45cm">
          <draw:text-box>
            <text:p text:style-name="P17"><text:span text:style-name="T8">Cont</text:span><text:span text:style-name="T8">act </text:span><text:span text:style-name="T8">Infor</text:span><text:span text:style-name="T8">mati</text:span><text:span text:style-name="T8">on</text:span></text:p>
          </draw:text-box>
        </draw:frame>
        <draw:frame draw:style-name="gr13" draw:text-style-name="P19" draw:layer="controls" svg:width="2.906cm" svg:height="0.725cm" svg:x="3.857cm" svg:y="16.24cm">
          <draw:text-box>
            <text:p><text:span text:style-name="T8">Text 12</text:span></text:p>
          </draw:text-box>
        </draw:frame>
        <draw:frame draw:style-name="gr14" draw:text-style-name="P21" draw:layer="controls" svg:width="3.542cm" svg:height="0.721cm" svg:x="10.525cm" svg:y="16.24cm">
          <draw:text-box>
            <text:p text:style-name="P20">Text 8</text:p>
          </draw:text-box>
        </draw:frame>
        <draw:frame draw:style-name="gr15" draw:text-style-name="P10" draw:layer="controls" svg:width="2.223cm" svg:height="0.645cm" svg:x="7.35cm" svg:y="16.23cm">
          <draw:text-box>
            <text:p text:style-name="P7">Text 10</text:p>
          </draw:text-box>
        </draw:frame>
        <draw:frame draw:style-name="gr15" draw:text-style-name="P10" draw:layer="controls" svg:width="2.223cm" svg:height="0.645cm" svg:x="0.8cm" svg:y="8.192cm">
          <draw:text-box>
            <text:p text:style-name="P7">Name*</text:p>
          </draw:text-box>
        </draw:frame>
        <draw:line draw:style-name="gr9" draw:text-style-name="P12" draw:layer="controls" svg:x1="2.524cm" svg:y1="8.62cm" svg:x2="10.144cm" svg:y2="8.62cm">
          <text:p/>
        </draw:line>
        <draw:frame draw:style-name="gr16" draw:text-style-name="P21" draw:layer="controls" svg:width="1.637cm" svg:height="0.569cm" svg:x="2.252cm" svg:y="8.62cm">
          <draw:text-box>
            <text:p text:style-name="P20">Last</text:p>
          </draw:text-box>
        </draw:frame>
        <draw:frame draw:style-name="gr17" draw:text-style-name="P21" draw:layer="controls" svg:width="2.223cm" svg:height="0.569cm" svg:x="18.144cm" svg:y="8.62cm">
          <draw:text-box>
            <text:p text:style-name="P20">Middle Initial</text:p>
          </draw:text-box>
        </draw:frame>
        <draw:frame draw:style-name="gr16" draw:text-style-name="P21" draw:layer="controls" svg:width="1.637cm" svg:height="0.569cm" svg:x="10.158cm" svg:y="8.62cm">
          <draw:text-box>
            <text:p text:style-name="P20">First</text:p>
          </draw:text-box>
        </draw:frame>
        <draw:line draw:style-name="gr9" draw:text-style-name="P12" draw:layer="controls" svg:x1="10.407cm" svg:y1="8.62cm" svg:x2="17.827cm" svg:y2="8.62cm">
          <text:p/>
        </draw:line>
        <draw:line draw:style-name="gr9" draw:text-style-name="P12" draw:layer="controls" svg:x1="2.524cm" svg:y1="9.636cm" svg:x2="7.39cm" svg:y2="9.636cm">
          <text:p/>
        </draw:line>
        <draw:line draw:style-name="gr9" draw:text-style-name="P12" draw:layer="controls" svg:x1="18.367cm" svg:y1="8.62cm" svg:x2="20.59cm" svg:y2="8.62cm">
          <text:p/>
        </draw:line>
        <draw:frame draw:style-name="gr15" draw:text-style-name="P10" draw:layer="controls" svg:width="2.223cm" svg:height="0.645cm" svg:x="0.782cm" svg:y="9.155cm">
          <draw:text-box>
            <text:p text:style-name="P22">Address*</text:p>
          </draw:text-box>
        </draw:frame>
        <draw:frame draw:style-name="gr5" draw:text-style-name="P10" draw:layer="controls" svg:width="1.27cm" svg:height="0.645cm" svg:x="7.248cm" svg:y="9.145cm">
          <draw:text-box>
            <text:p text:style-name="P7">City</text:p>
          </draw:text-box>
        </draw:frame>
        <draw:frame draw:style-name="gr5" draw:text-style-name="P10" draw:layer="controls" svg:width="1.588cm" svg:height="0.645cm" svg:x="14.652cm" svg:y="9.153cm">
          <draw:text-box>
            <text:p text:style-name="P7">State</text:p>
          </draw:text-box>
        </draw:frame>
        <draw:frame draw:style-name="gr5" draw:text-style-name="P10" draw:layer="controls" svg:width="1.27cm" svg:height="0.645cm" svg:x="17.092cm" svg:y="9.153cm">
          <draw:text-box>
            <text:p text:style-name="P7">Zip</text:p>
          </draw:text-box>
        </draw:frame>
        <draw:line draw:style-name="gr9" draw:text-style-name="P12" draw:layer="controls" svg:x1="8.185cm" svg:y1="9.572cm" svg:x2="14.652cm" svg:y2="9.572cm">
          <text:p/>
        </draw:line>
        <draw:line draw:style-name="gr9" draw:text-style-name="P12" draw:layer="controls" svg:x1="15.821cm" svg:y1="9.58cm" svg:x2="16.964cm" svg:y2="9.58cm">
          <text:p/>
        </draw:line>
        <draw:line draw:style-name="gr9" draw:text-style-name="P12" draw:layer="controls" svg:x1="4.075cm" svg:y1="10.565cm" svg:x2="10.107cm" svg:y2="10.525cm">
          <text:p/>
        </draw:line>
        <draw:line draw:style-name="gr9" draw:text-style-name="P12" draw:layer="controls" svg:x1="17.927cm" svg:y1="9.572cm" svg:x2="20.59cm" svg:y2="9.572cm">
          <text:p/>
        </draw:line>
        <draw:frame draw:style-name="gr18" draw:text-style-name="P10" draw:layer="controls" svg:width="4.445cm" svg:height="1.039cm" svg:x="0.767cm" svg:y="10.116cm">
          <draw:text-box>
            <text:p text:style-name="P7">Preferred Phone*</text:p>
          </draw:text-box>
        </draw:frame>
        <draw:control draw:style-name="gr7" draw:text-style-name="P11" draw:layer="controls" svg:width="1.897cm" svg:height="0.635cm" svg:x="10.525cm" svg:y="10.007cm" draw:control="control3"/>
        <draw:control draw:style-name="gr7" draw:text-style-name="P11" draw:layer="controls" svg:width="1.897cm" svg:height="0.635cm" svg:x="12.565cm" svg:y="10.025cm" draw:control="control4"/>
        <draw:control draw:style-name="gr7" draw:text-style-name="P11" draw:layer="controls" svg:width="1.897cm" svg:height="0.635cm" svg:x="14.323cm" svg:y="10.025cm" draw:control="control5"/>
        <draw:control draw:style-name="gr7" draw:text-style-name="P11" draw:layer="controls" svg:width="1.897cm" svg:height="0.635cm" svg:x="16.24cm" svg:y="10.019cm" draw:control="control6"/>
        <draw:control draw:style-name="gr7" draw:text-style-name="P11" draw:layer="controls" svg:width="2.445cm" svg:height="0.635cm" svg:x="18.145cm" svg:y="10.017cm" draw:control="control7"/>
        <draw:frame draw:style-name="gr18" draw:text-style-name="P10" draw:layer="controls" svg:width="4.445cm" svg:height="1.039cm" svg:x="0.782cm" svg:y="10.842cm">
          <draw:text-box>
            <text:p text:style-name="P7">Secondary Phone</text:p>
          </draw:text-box>
        </draw:frame>
        <draw:line draw:style-name="gr9" draw:text-style-name="P12" draw:layer="controls" svg:x1="4.073cm" svg:y1="11.268cm" svg:x2="10.109cm" svg:y2="11.268cm">
          <text:p/>
        </draw:line>
        <draw:control draw:style-name="gr7" draw:text-style-name="P11" draw:layer="controls" svg:width="1.897cm" svg:height="0.635cm" svg:x="10.525cm" svg:y="10.842cm" draw:control="control8"/>
        <draw:control draw:style-name="gr7" draw:text-style-name="P11" draw:layer="controls" svg:width="1.897cm" svg:height="0.635cm" svg:x="12.565cm" svg:y="10.86cm" draw:control="control9"/>
        <draw:control draw:style-name="gr7" draw:text-style-name="P11" draw:layer="controls" svg:width="1.897cm" svg:height="0.635cm" svg:x="14.323cm" svg:y="10.86cm" draw:control="control10"/>
        <draw:control draw:style-name="gr7" draw:text-style-name="P11" draw:layer="controls" svg:width="1.897cm" svg:height="0.635cm" svg:x="16.24cm" svg:y="10.854cm" draw:control="control11"/>
        <draw:control draw:style-name="gr7" draw:text-style-name="P11" draw:layer="controls" svg:width="2.445cm" svg:height="0.635cm" svg:x="18.145cm" svg:y="10.855cm" draw:control="control12"/>
        <draw:control draw:style-name="standard" draw:text-style-name="P6" draw:layer="controls" svg:width="1.587cm" svg:height="0.635cm" svg:x="1cm" svg:y="5.762cm" draw:control="control13"/>
        <draw:control draw:style-name="standard" draw:text-style-name="P6" draw:layer="controls" svg:width="7.62cm" svg:height="0.635cm" svg:x="2.587cm" svg:y="7.985cm" draw:control="control14"/>
        <draw:control draw:style-name="standard" draw:text-style-name="P6" draw:layer="controls" svg:width="7.302cm" svg:height="0.635cm" svg:x="10.525cm" svg:y="7.985cm" draw:control="control15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6:16:40.768433599</dc:date>
    <meta:editing-duration>PT1H41M4S</meta:editing-duration>
    <meta:editing-cycles>28</meta:editing-cycles>
    <meta:document-statistic meta:object-count="52"/>
  </office:meta>
</office:document-meta>
</file>